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Mono" style:font-size-asian="10.5pt"/>
    </style:style>
    <style:style style:name="P2" style:family="paragraph" style:parent-style-name="Table_20_Contents">
      <style:paragraph-properties fo:text-align="center" style:justify-single-word="false"/>
      <style:text-properties style:font-name="DejaVu Sans Mono" officeooo:rsid="000c16ca" officeooo:paragraph-rsid="000c16ca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DejaVu Sans Mono" officeooo:rsid="000c4363" officeooo:paragraph-rsid="000c4363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officeooo:rsid="000c4363" officeooo:paragraph-rsid="000c4363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2ea61" officeooo:paragraph-rsid="0002ea6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49051" officeooo:paragraph-rsid="00049051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64f67" officeooo:paragraph-rsid="00064f67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733ee" officeooo:paragraph-rsid="000733ee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7f8f7" officeooo:paragraph-rsid="0007f8f7" style:font-size-asian="10.5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9bb5a" officeooo:paragraph-rsid="0009bb5a" style:font-size-asian="10.5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a4588" officeooo:paragraph-rsid="000a4588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c16ca" officeooo:paragraph-rsid="000c16ca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c16ca" officeooo:paragraph-rsid="000c16ca" style:font-size-asian="10.5p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588" style:font-weight-asian="normal" style:font-weight-complex="normal"/>
    </style:style>
    <style:style style:name="T3" style:family="text">
      <style:text-properties officeooo:rsid="000c4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e 1 – Brassage et commutation ATM</text:p>
      <text:p text:style-name="P5"><text:span text:style-name="T1"/></text:p>
      <text:p text:style-name="P6"><text:span text:style-name="T1">1. Entre A et E</text:span></text:p>
      <text:p text:style-name="P6"><text:span text:style-name="T1"/></text:p>
      <text:p text:style-name="P7"><text:span text:style-name="T1">A – S1</text:span></text:p>
      <text:p text:style-name="P7"><text:span text:style-name="T1">VPI = 1<text:line-break/>VCI = 1</text:span></text:p>
      <text:p text:style-name="P7"><text:span text:style-name="T1"/></text:p>
      <text:p text:style-name="P7"><text:span text:style-name="T1">S1 – S5</text:span></text:p>
      <text:p text:style-name="P7"><text:span text:style-name="T1">VPI = 1</text:span></text:p>
      <text:p text:style-name="P7"><text:span text:style-name="T1">VCI = 1</text:span></text:p>
      <text:p text:style-name="P7"><text:span text:style-name="T1"/></text:p>
      <text:p text:style-name="P7"><text:span text:style-name="T1">S5 – S4</text:span></text:p>
      <text:p text:style-name="P7"><text:span text:style-name="T1">VPI = 1</text:span></text:p>
      <text:p text:style-name="P7"><text:span text:style-name="T1">VCI = 1</text:span></text:p>
      <text:p text:style-name="P7"><text:span text:style-name="T1"/></text:p>
      <text:p text:style-name="P7"><text:span text:style-name="T1">S4 – E</text:span></text:p>
      <text:p text:style-name="P7"><text:span text:style-name="T1">VPI = 1</text:span></text:p>
      <text:p text:style-name="P7"><text:span text:style-name="T1">VCI = 1</text:span></text:p>
      <text:p text:style-name="P7"><text:span text:style-name="T1"/></text:p>
      <text:p text:style-name="P7"><text:span text:style-name="T1">2. Entre F et D</text:span></text:p>
      <text:p text:style-name="P7"><text:span text:style-name="T1"/></text:p>
      <text:p text:style-name="P7"><text:span text:style-name="T1">F – S1</text:span></text:p>
      <text:p text:style-name="P7"><text:span text:style-name="T1">VPI = 1 (VP qui va de S1 à S3)</text:span></text:p>
      <text:p text:style-name="P7"><text:span text:style-name="T1">VCI = 1</text:span></text:p>
      <text:p text:style-name="P7"><text:span text:style-name="T1"/></text:p>
      <text:p text:style-name="P7"><text:span text:style-name="T1">S1 – S5</text:span></text:p>
      <text:p text:style-name="P7"><text:span text:style-name="T1">VPI = 2</text:span></text:p>
      <text:p text:style-name="P8"><text:span text:style-name="T1">VCI = 2</text:span></text:p>
      <text:p text:style-name="P7"><text:span text:style-name="T1"/></text:p>
      <text:p text:style-name="P7"><text:span text:style-name="T1">S5 – S3</text:span></text:p>
      <text:p text:style-name="P7"><text:span text:style-name="T1">VPI = 1</text:span></text:p>
      <text:p text:style-name="P9"><text:span text:style-name="T1">VCI = 1</text:span></text:p>
      <text:p text:style-name="P9"><text:span text:style-name="T1"/></text:p>
      <text:p text:style-name="P10"><text:span text:style-name="T1">S3 – D : 1 &amp; 1</text:span></text:p>
      <text:p text:style-name="P10"><text:span text:style-name="T1"/></text:p>
      <text:p text:style-name="P10"><text:span text:style-name="T1">3. </text:span><text:span text:style-name="T2">Entre C et A</text:span></text:p>
      <text:p text:style-name="P11"><text:span text:style-name="T1">C – S3</text:span></text:p>
      <text:p text:style-name="P11"><text:span text:style-name="T1">VPI = 1</text:span></text:p>
      <text:p text:style-name="P11"><text:span text:style-name="T1">VCI = 1</text:span></text:p>
      <text:p text:style-name="P11"><text:span text:style-name="T1"/></text:p>
      <text:p text:style-name="P11"><text:span text:style-name="T1">S3 – S5</text:span></text:p>
      <text:p text:style-name="P11"><text:span text:style-name="T1">VPI = 1</text:span></text:p>
      <text:p text:style-name="P11"><text:span text:style-name="T1">VCI = 1</text:span></text:p>
      <text:p text:style-name="P11"><text:span text:style-name="T1"/></text:p>
      <text:p text:style-name="P11"><text:span text:style-name="T1">S5 – S1</text:span></text:p>
      <text:p text:style-name="P11"><text:span text:style-name="T1">VPI = 2</text:span></text:p>
      <text:p text:style-name="P11"><text:span text:style-name="T1">VCI = ?</text:span></text:p>
      <text:p text:style-name="P11"><text:span text:style-name="T1"/></text:p>
      <text:p text:style-name="P11"><text:span text:style-name="T1">S1 – A</text:span></text:p>
      <text:p text:style-name="P11"><text:span text:style-name="T1">VPI = 1</text:span></text:p>
      <text:p text:style-name="P11"><text:span text:style-name="T1">VCI = 2</text:span></text:p>
      <text:p text:style-name="P11"><text:soft-page-break/><text:span text:style-name="T1">4. Entre B et F</text:span></text:p>
      <text:p text:style-name="P11"><text:span text:style-name="T1">B – S2 </text:span></text:p>
      <text:p text:style-name="P11"><text:span text:style-name="T1">VCI = 1</text:span></text:p>
      <text:p text:style-name="P11"><text:span text:style-name="T1">VPI = 1</text:span></text:p>
      <text:p text:style-name="P11"><text:span text:style-name="T1"/></text:p>
      <text:p text:style-name="P11"><text:span text:style-name="T1">S2 – S1 </text:span></text:p>
      <text:p text:style-name="P11"><text:span text:style-name="T1">VPI = 1</text:span></text:p>
      <text:p text:style-name="P11"><text:span text:style-name="T1">VCI = 1</text:span></text:p>
      <text:p text:style-name="P11"><text:span text:style-name="T1"/></text:p>
      <text:p text:style-name="P11"><text:span text:style-name="T1">S1 – F</text:span></text:p>
      <text:p text:style-name="P11"><text:span text:style-name="T1">VPI = 1</text:span></text:p>
      <text:p text:style-name="P11"><text:span text:style-name="T1">VCI = 2</text:span></text:p>
      <text:p text:style-name="P11"><text:span text:style-name="T1"/></text:p>
      <text:p text:style-name="P11"><text:span text:style-name="T1"/></text:p>
      <text:p text:style-name="P12">1.3 – Table de brassage de S5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Interface in</text:p>
          </table:table-cell>
          <table:table-cell table:style-name="Table1.A1" office:value-type="string">
            <text:p text:style-name="P2">VPI</text:p>
          </table:table-cell>
          <table:table-cell table:style-name="Table1.A1" office:value-type="string">
            <text:p text:style-name="P2">Interface out</text:p>
          </table:table-cell>
          <table:table-cell table:style-name="Table1.D1" office:value-type="string">
            <text:p text:style-name="P2">VPI</text:p>
          </table:table-cell>
        </table:table-row>
        <table:table-row>
          <table:table-cell table:style-name="Table1.A2" office:value-type="string">
            <text:p text:style-name="P2">S<text:span text:style-name="T3">4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S<text:span text:style-name="T3">1</text:span>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S<text:span text:style-name="T3">3</text:span>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2">S<text:span text:style-name="T3">1</text:span></text:p>
          </table:table-cell>
          <table:table-cell table:style-name="Table1.D2" office:value-type="string">
            <text:p text:style-name="P4">2</text:p>
          </table:table-cell>
        </table:table-row>
      </table:table>
      <text:p text:style-name="P12"><text:span text:style-name="T1"/></text:p>
      <text:p text:style-name="P12"><text:span text:style-name="T1"/></text:p>
      <text:p text:style-name="P12">1.4 – Table de commutation de S1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 table:number-columns-repeated="2"/>
        <table:table-row>
          <table:table-cell table:style-name="Table2.A1" office:value-type="string">
            <text:p text:style-name="P4">Interface in</text:p>
          </table:table-cell>
          <table:table-cell table:style-name="Table2.A1" office:value-type="string">
            <text:p text:style-name="P4">VPI</text:p>
          </table:table-cell>
          <table:table-cell table:style-name="Table2.A1" office:value-type="string">
            <text:p text:style-name="P4">VCI</text:p>
          </table:table-cell>
          <table:table-cell table:style-name="Table2.A1" office:value-type="string">
            <text:p text:style-name="P4">Interface out</text:p>
          </table:table-cell>
          <table:table-cell table:style-name="Table2.A1" office:value-type="string">
            <text:p text:style-name="P4">VPI</text:p>
          </table:table-cell>
          <table:table-cell table:style-name="Table2.F1" office:value-type="string">
            <text:p text:style-name="P4">VCI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S5</text:p>
          </table:table-cell>
          <table:table-cell table:style-name="Table2.A2" office:value-type="string">
            <text:p text:style-name="P4">1</text:p>
          </table:table-cell>
          <table:table-cell table:style-name="Table2.F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S5</text:p>
          </table:table-cell>
          <table:table-cell table:style-name="Table2.A2" office:value-type="string">
            <text:p text:style-name="P4">2</text:p>
          </table:table-cell>
          <table:table-cell table:style-name="Table2.F2" office:value-type="string">
            <text:p text:style-name="P4">2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S5</text:p>
          </table:table-cell>
          <table:table-cell table:style-name="Table2.A2" office:value-type="string">
            <text:p text:style-name="P4">2</text:p>
          </table:table-cell>
          <table:table-cell table:style-name="Table2.F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S2</text:p>
          </table:table-cell>
          <table:table-cell table:style-name="Table2.A2" office:value-type="string">
            <text:p text:style-name="P4">1</text:p>
          </table:table-cell>
          <table:table-cell table:style-name="Table2.F2" office:value-type="string">
            <text:p text:style-name="P4">1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8:57:48.681568509</meta:creation-date>
    <meta:generator>LibreOffice/6.0.7.3$Linux_X86_64 LibreOffice_project/00m0$Build-3</meta:generator>
    <dc:date>2019-10-07T09:28:19.216511161</dc:date>
    <meta:editing-duration>PT19M57S</meta:editing-duration>
    <meta:editing-cycles>8</meta:editing-cycles>
    <meta:document-statistic meta:table-count="2" meta:image-count="0" meta:object-count="0" meta:page-count="2" meta:paragraph-count="91" meta:word-count="209" meta:character-count="596" meta:non-whitespace-character-count="458"/>
  </office:meta>
</office:document-meta>
</file>